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AEB8B39D51BFEDD8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569cm, 5.278cm, 9.101cm, 3.185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09cm" svg:height="22.1cm" svg:x="1.092cm" svg:y="2.291cm">
          <draw:image xlink:href="Pictures/10000000000005E8000007E0AEB8B39D51BFEDD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7T15:03:58.685654032</dc:date>
    <meta:editing-duration>PT3M34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